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628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7.719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PageStyle_5f_par_20_Fournisseur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Excel_5f_BuiltIn_5f_Comma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Excel_5f_BuiltIn_5f_Comma" style:data-style-name="N4">
      <style:table-cell-properties fo:padding="0.071cm"/>
    </style:style>
    <style:style style:name="ce10" style:family="table-cell" style:parent-style-name="Excel_5f_BuiltIn_5f_Comma" style:data-style-name="N4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5f_BuiltIn_5f_Comma" style:data-style-name="N4">
      <style:table-cell-properties fo:border-bottom="2.49pt double-thin #000000" style:border-line-width-bottom="0.018cm 0.053cm 0.018cm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r Fourni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JUIN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3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5" office:value-type="string" calcext:value-type="string">
              <text:p>Numéro bon </text:p>
            </table:table-cell>
            <table:table-cell table:style-name="ce5" office:value-type="string" calcext:value-type="string">
              <text:p>Date </text:p>
            </table:table-cell>
            <table:table-cell table:style-name="ce5" office:value-type="string" calcext:value-type="string">
              <text:p>Montant de </text:p>
            </table:table-cell>
            <table:table-cell table:style-name="ce5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5" office:value-type="string" calcext:value-type="string">
              <text:p>commande</text:p>
            </table:table-cell>
            <table:table-cell table:style-name="ce5" office:value-type="string" calcext:value-type="string">
              <text:p>d'approbation</text:p>
            </table:table-cell>
            <table:table-cell table:style-name="ce5" office:value-type="string" calcext:value-type="string">
              <text:p>l'engagement</text:p>
            </table:table-cell>
            <table:table-cell table:style-name="ce5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.D.I. ART DESIGN INTERNATIONAL INC.</text:p>
          </table:table-cell>
          <table:table-cell table:style-name="ce6" office:value-type="string" calcext:value-type="string">
            <text:p>971414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284.5" calcext:value-type="float">
            <text:p>284,5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SOCIATION DES BIBLIOTHEQUES PUBLIQUES DU QUEBEC</text:p>
          </table:table-cell>
          <table:table-cell table:style-name="ce6" office:value-type="string" calcext:value-type="string">
            <text:p>966942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2197.77" calcext:value-type="float">
            <text:p>2 197,77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I, PATRICK THE TRUC</text:p>
          </table:table-cell>
          <table:table-cell table:style-name="ce6" office:value-type="string" calcext:value-type="string">
            <text:p>972117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125.05" calcext:value-type="float">
            <text:p>125,0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LES, CHRISTOPHER</text:p>
          </table:table-cell>
          <table:table-cell table:style-name="ce6" office:value-type="string" calcext:value-type="string">
            <text:p>966218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79.5" calcext:value-type="float">
            <text:p>79,50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BEIL ELECTROMENAGERS</text:p>
          </table:table-cell>
          <table:table-cell table:style-name="ce6" office:value-type="string" calcext:value-type="string">
            <text:p>973345</text:p>
          </table:table-cell>
          <table:table-cell table:style-name="ce7" office:value-type="float" office:value="41820" calcext:value-type="float">
            <text:p>30/06/14</text:p>
          </table:table-cell>
          <table:table-cell table:style-name="ce9" office:value-type="float" office:value="1659.33" calcext:value-type="float">
            <text:p>1 659,3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LTURAL ASSET MANAGEMENT GROUP</text:p>
          </table:table-cell>
          <table:table-cell table:style-name="ce6" office:value-type="string" calcext:value-type="string">
            <text:p>971964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31.06" calcext:value-type="float">
            <text:p>31,06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LTURE MONTREAL</text:p>
          </table:table-cell>
          <table:table-cell table:style-name="ce6" office:value-type="string" calcext:value-type="string">
            <text:p>966197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50" calcext:value-type="float">
            <text:p>50,00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UILLAUME VOISIN</text:p>
          </table:table-cell>
          <table:table-cell table:style-name="ce6" office:value-type="string" calcext:value-type="string">
            <text:p>965876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79.5" calcext:value-type="float">
            <text:p>79,50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LIE-BLANCHE VANDENBROUCQUE</text:p>
          </table:table-cell>
          <table:table-cell table:style-name="ce6" office:value-type="string" calcext:value-type="string">
            <text:p>972133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400" calcext:value-type="float">
            <text:p>400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LIEN LEBLOND</text:p>
          </table:table-cell>
          <table:table-cell table:style-name="ce6" office:value-type="string" calcext:value-type="string">
            <text:p>963587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7560.51" calcext:value-type="float">
            <text:p>7 560,5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JEAN LEGARE LTEE</text:p>
          </table:table-cell>
          <table:table-cell table:style-name="ce6" office:value-type="string" calcext:value-type="string">
            <text:p>971485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3268.5" calcext:value-type="float">
            <text:p>3 268,5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IN, PIERRE</text:p>
          </table:table-cell>
          <table:table-cell table:style-name="ce6" office:value-type="string" calcext:value-type="string">
            <text:p>971802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43.92" calcext:value-type="float">
            <text:p>43,9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ILLEUR M, NATHALIE</text:p>
          </table:table-cell>
          <table:table-cell table:style-name="ce6" office:value-type="string" calcext:value-type="string">
            <text:p>970753</text:p>
          </table:table-cell>
          <table:table-cell table:style-name="ce7" office:value-type="float" office:value="41808" calcext:value-type="float">
            <text:p>18/06/14</text:p>
          </table:table-cell>
          <table:table-cell table:style-name="ce9" office:value-type="float" office:value="56.85" calcext:value-type="float">
            <text:p>56,85</text:p>
          </table:table-cell>
          <table:table-cell/>
          <table:table-cell office:value-type="string" calcext:value-type="string">
            <text:p>FRAIS DE RE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6" office:value-type="string" calcext:value-type="string">
            <text:p>968076</text:p>
          </table:table-cell>
          <table:table-cell table:style-name="ce7" office:value-type="float" office:value="41800" calcext:value-type="float">
            <text:p>10/06/14</text:p>
          </table:table-cell>
          <table:table-cell table:style-name="ce9" office:value-type="float" office:value="53.66" calcext:value-type="float">
            <text:p>53,66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RESEAU INDEPENDANT DES DIFFUSEURS D'EVENEMENTS ARTISTIQUES UNIS (RIDEAU) INC</text:p>
          </table:table-cell>
          <table:table-cell table:style-name="ce6" office:value-type="string" calcext:value-type="string">
            <text:p>969168</text:p>
          </table:table-cell>
          <table:table-cell table:style-name="ce7" office:value-type="float" office:value="41802" calcext:value-type="float">
            <text:p>12/06/14</text:p>
          </table:table-cell>
          <table:table-cell table:style-name="ce9" office:value-type="float" office:value="311.13" calcext:value-type="float">
            <text:p>311,13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.M. LEDUC &amp; CIE INC.</text:p>
          </table:table-cell>
          <table:table-cell table:style-name="ce6" office:value-type="string" calcext:value-type="string">
            <text:p>971957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1012.36" calcext:value-type="float">
            <text:p>1 012,36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ULEAUX DE PAPIER &amp; RUBANS J.L. INC.</text:p>
          </table:table-cell>
          <table:table-cell table:style-name="ce6" office:value-type="string" calcext:value-type="string">
            <text:p>971994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510.26" calcext:value-type="float">
            <text:p>510,2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SOCIETE CANADIENNE DES AUTEURS, COMPOSITEURS &amp; EDITEURS DE MUSIQUE (SOCAN)</text:p>
          </table:table-cell>
          <table:table-cell table:style-name="ce6" office:value-type="string" calcext:value-type="string">
            <text:p>970729</text:p>
          </table:table-cell>
          <table:table-cell table:style-name="ce7" office:value-type="float" office:value="41808" calcext:value-type="float">
            <text:p>18/06/14</text:p>
          </table:table-cell>
          <table:table-cell table:style-name="ce9" office:value-type="float" office:value="297.65" calcext:value-type="float">
            <text:p>297,65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6" office:value-type="float" office:value="969384" calcext:value-type="float">
            <text:p>969384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745.29" calcext:value-type="float">
            <text:p>745,2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IBAULT, YANICK</text:p>
          </table:table-cell>
          <table:table-cell table:style-name="ce6" office:value-type="string" calcext:value-type="string">
            <text:p>969779</text:p>
          </table:table-cell>
          <table:table-cell table:style-name="ce7" office:value-type="float" office:value="41806" calcext:value-type="float">
            <text:p>16/06/14</text:p>
          </table:table-cell>
          <table:table-cell table:style-name="ce9" office:value-type="float" office:value="705.02" calcext:value-type="float">
            <text:p>705,02</text:p>
          </table:table-cell>
          <table:table-cell/>
          <table:table-cell office:value-type="string" calcext:value-type="string">
            <text:p>FRAIS DE DÉPLAC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VERSITE DE MONTREAL</text:p>
          </table:table-cell>
          <table:table-cell table:style-name="ce6" office:value-type="string" calcext:value-type="string">
            <text:p>972011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1180" calcext:value-type="float">
            <text:p>1 180,00</text:p>
          </table:table-cell>
          <table:table-cell/>
          <table:table-cell office:value-type="string" calcext:value-type="string">
            <text:p>CACHETS D'ARTIS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DEOTRON S.E.N.C</text:p>
          </table:table-cell>
          <table:table-cell table:style-name="ce6" office:value-type="string" calcext:value-type="string">
            <text:p>966261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69.43" calcext:value-type="float">
            <text:p>69,43</text:p>
          </table:table-cell>
          <table:table-cell/>
          <table:table-cell office:value-type="string" calcext:value-type="string">
            <text:p>RADIOCOMMUNICATIO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6263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69.43" calcext:value-type="float">
            <text:p>69,43</text:p>
          </table:table-cell>
          <table:table-cell/>
          <table:table-cell office:value-type="string" calcext:value-type="string">
            <text:p>RADIO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ASSOCIATION DES BIBLIOTHEQUES PUBLIQUES DU QUEBEC</text:p>
          </table:table-cell>
          <table:table-cell table:style-name="ce6" office:value-type="string" calcext:value-type="string">
            <text:p>966947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179.42" calcext:value-type="float">
            <text:p>179,4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6958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2308.08" calcext:value-type="float">
            <text:p>2 308,0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ULT &amp; BOUTHILLIER LTEE</text:p>
          </table:table-cell>
          <table:table-cell table:style-name="ce6" office:value-type="string" calcext:value-type="string">
            <text:p>969883</text:p>
          </table:table-cell>
          <table:table-cell table:style-name="ce7" office:value-type="float" office:value="41807" calcext:value-type="float">
            <text:p>17/06/14</text:p>
          </table:table-cell>
          <table:table-cell table:style-name="ce9" office:value-type="float" office:value="342.3" calcext:value-type="float">
            <text:p>342,30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RR MCLEAN LIMITED</text:p>
          </table:table-cell>
          <table:table-cell table:style-name="ce6" office:value-type="string" calcext:value-type="string">
            <text:p>962582</text:p>
          </table:table-cell>
          <table:table-cell table:style-name="ce7" office:value-type="float" office:value="41802" calcext:value-type="float">
            <text:p>12/06/14</text:p>
          </table:table-cell>
          <table:table-cell table:style-name="ce9" office:value-type="float" office:value="11.62" calcext:value-type="float">
            <text:p>11,62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1954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178.38" calcext:value-type="float">
            <text:p>178,3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LCOM EXPRESS</text:p>
          </table:table-cell>
          <table:table-cell table:style-name="ce6" office:value-type="string" calcext:value-type="string">
            <text:p>967768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11.66" calcext:value-type="float">
            <text:p>11,66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7769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149.42" calcext:value-type="float">
            <text:p>149,42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LOCATION JEAN LEGARE LTEE</text:p>
          </table:table-cell>
          <table:table-cell table:style-name="ce6" office:value-type="string" calcext:value-type="string">
            <text:p>967368</text:p>
          </table:table-cell>
          <table:table-cell table:style-name="ce7" office:value-type="float" office:value="41796" calcext:value-type="float">
            <text:p>06/06/14</text:p>
          </table:table-cell>
          <table:table-cell table:style-name="ce9" office:value-type="float" office:value="93.12" calcext:value-type="float">
            <text:p>93,12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AUSEIDON EAU DE SOURCE NATURELLE</text:p>
          </table:table-cell>
          <table:table-cell table:style-name="ce6" office:value-type="string" calcext:value-type="string">
            <text:p>969251</text:p>
          </table:table-cell>
          <table:table-cell table:style-name="ce7" office:value-type="float" office:value="41802" calcext:value-type="float">
            <text:p>12/06/14</text:p>
          </table:table-cell>
          <table:table-cell table:style-name="ce9" office:value-type="float" office:value="360" calcext:value-type="float">
            <text:p>360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LANTE, MARIE-EVE</text:p>
          </table:table-cell>
          <table:table-cell table:style-name="ce6" office:value-type="string" calcext:value-type="string">
            <text:p>967778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224.36" calcext:value-type="float">
            <text:p>224,3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7822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95.35" calcext:value-type="float">
            <text:p>95,3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PG REVETEMENTS ARCHITECTURAUX CANADA INC.</text:p>
          </table:table-cell>
          <table:table-cell table:style-name="ce6" office:value-type="string" calcext:value-type="string">
            <text:p>966179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407.29" calcext:value-type="float">
            <text:p>407,2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.M. LEDUC &amp; CIE INC.</text:p>
          </table:table-cell>
          <table:table-cell table:style-name="ce6" office:value-type="string" calcext:value-type="string">
            <text:p>965718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309.93" calcext:value-type="float">
            <text:p>309,93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KNION ROY ET BRETON INC.</text:p>
          </table:table-cell>
          <table:table-cell table:style-name="ce6" office:value-type="string" calcext:value-type="string">
            <text:p>958839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625.38" calcext:value-type="float">
            <text:p>625,3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office:value-type="string" calcext:value-type="string">
            <text:p>AXOR EXPERTS-CONSEILS INC.</text:p>
          </table:table-cell>
          <table:table-cell table:style-name="ce6" office:value-type="string" calcext:value-type="string">
            <text:p>969225</text:p>
          </table:table-cell>
          <table:table-cell table:style-name="ce7" office:value-type="float" office:value="41802" calcext:value-type="float">
            <text:p>12/06/14</text:p>
          </table:table-cell>
          <table:table-cell table:style-name="ce9" office:value-type="float" office:value="4825.85" calcext:value-type="float">
            <text:p>4 825,8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ABS INC.</text:p>
          </table:table-cell>
          <table:table-cell table:style-name="ce6" office:value-type="string" calcext:value-type="string">
            <text:p>972456</text:p>
          </table:table-cell>
          <table:table-cell table:style-name="ce7" office:value-type="float" office:value="41815" calcext:value-type="float">
            <text:p>25/06/14</text:p>
          </table:table-cell>
          <table:table-cell table:style-name="ce9" office:value-type="float" office:value="7311.66" calcext:value-type="float">
            <text:p>7 311,6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6" office:value-type="string" calcext:value-type="string">
            <text:p>947579</text:p>
          </table:table-cell>
          <table:table-cell table:style-name="ce7" office:value-type="float" office:value="41802" calcext:value-type="float">
            <text:p>12/06/14</text:p>
          </table:table-cell>
          <table:table-cell table:style-name="ce9" office:value-type="float" office:value="1952.87" calcext:value-type="float">
            <text:p>1 952,87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office:value-type="string" calcext:value-type="string">
            <text:p>MONTREAL STENCIL INC</text:p>
          </table:table-cell>
          <table:table-cell table:style-name="ce6" office:value-type="string" calcext:value-type="string">
            <text:p>969605</text:p>
          </table:table-cell>
          <table:table-cell table:style-name="ce7" office:value-type="float" office:value="41806" calcext:value-type="float">
            <text:p>16/06/14</text:p>
          </table:table-cell>
          <table:table-cell table:style-name="ce9" office:value-type="float" office:value="32.28" calcext:value-type="float">
            <text:p>32,2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OUX, MARTIN</text:p>
          </table:table-cell>
          <table:table-cell office:value-type="string" calcext:value-type="string">
            <text:p>9259-5834 QUEBEC INC.</text:p>
          </table:table-cell>
          <table:table-cell table:style-name="ce6" office:value-type="string" calcext:value-type="string">
            <text:p>968458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304.67" calcext:value-type="float">
            <text:p>304,6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UVERTECH INC.</text:p>
          </table:table-cell>
          <table:table-cell table:style-name="ce6" office:value-type="string" calcext:value-type="string">
            <text:p>972955</text:p>
          </table:table-cell>
          <table:table-cell table:style-name="ce7" office:value-type="float" office:value="41816" calcext:value-type="float">
            <text:p>26/06/14</text:p>
          </table:table-cell>
          <table:table-cell table:style-name="ce9" office:value-type="float" office:value="1410.47" calcext:value-type="float">
            <text:p>1 410,47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RGES URBAINES INC</text:p>
          </table:table-cell>
          <table:table-cell table:style-name="ce6" office:value-type="string" calcext:value-type="string">
            <text:p>969505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592.19" calcext:value-type="float">
            <text:p>592,19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1819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510.26" calcext:value-type="float">
            <text:p>510,26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AGINEO INC.</text:p>
          </table:table-cell>
          <table:table-cell table:style-name="ce6" office:value-type="string" calcext:value-type="string">
            <text:p>968901</text:p>
          </table:table-cell>
          <table:table-cell table:style-name="ce7" office:value-type="float" office:value="41801" calcext:value-type="float">
            <text:p>11/06/14</text:p>
          </table:table-cell>
          <table:table-cell table:style-name="ce9" office:value-type="float" office:value="1473.73" calcext:value-type="float">
            <text:p>1 473,7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SPEC-SOL INC</text:p>
          </table:table-cell>
          <table:table-cell table:style-name="ce6" office:value-type="string" calcext:value-type="string">
            <text:p>966780</text:p>
          </table:table-cell>
          <table:table-cell table:style-name="ce7" office:value-type="float" office:value="41800" calcext:value-type="float">
            <text:p>10/06/14</text:p>
          </table:table-cell>
          <table:table-cell table:style-name="ce9" office:value-type="float" office:value="595.71" calcext:value-type="float">
            <text:p>595,7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INDUSTRIES SIMEXCO INC</text:p>
          </table:table-cell>
          <table:table-cell table:style-name="ce6" office:value-type="string" calcext:value-type="string">
            <text:p>969387</text:p>
          </table:table-cell>
          <table:table-cell table:style-name="ce7" office:value-type="float" office:value="41803" calcext:value-type="float">
            <text:p>13/06/14</text:p>
          </table:table-cell>
          <table:table-cell table:style-name="ce9" office:value-type="float" office:value="1451.95" calcext:value-type="float">
            <text:p>1 451,95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TERMINAUX KENMONT INC.</text:p>
          </table:table-cell>
          <table:table-cell table:style-name="ce6" office:value-type="string" calcext:value-type="string">
            <text:p>970495</text:p>
          </table:table-cell>
          <table:table-cell table:style-name="ce7" office:value-type="float" office:value="41807" calcext:value-type="float">
            <text:p>17/06/14</text:p>
          </table:table-cell>
          <table:table-cell table:style-name="ce9" office:value-type="float" office:value="606.71" calcext:value-type="float">
            <text:p>606,7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EL DESMEULES</text:p>
          </table:table-cell>
          <table:table-cell table:style-name="ce6" office:value-type="string" calcext:value-type="string">
            <text:p>971809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2500" calcext:value-type="float">
            <text:p>2 500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ALINET ENVIRONNEMENT INC.</text:p>
          </table:table-cell>
          <table:table-cell table:style-name="ce6" office:value-type="string" calcext:value-type="string">
            <text:p>967816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2980.27" calcext:value-type="float">
            <text:p>2 980,2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 SANTE SECURITE INC.</text:p>
          </table:table-cell>
          <table:table-cell table:style-name="ce6" office:value-type="string" calcext:value-type="string">
            <text:p>962650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524.55" calcext:value-type="float">
            <text:p>524,5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ANKNOLOGY CANADA INC.</text:p>
          </table:table-cell>
          <table:table-cell table:style-name="ce6" office:value-type="string" calcext:value-type="string">
            <text:p>966574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466.7" calcext:value-type="float">
            <text:p>466,70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CHNORM INC.</text:p>
          </table:table-cell>
          <table:table-cell table:style-name="ce6" office:value-type="string" calcext:value-type="string">
            <text:p>966084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2592.77" calcext:value-type="float">
            <text:p>2 592,77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office:value-type="string" calcext:value-type="string">
            <text:p>CEGEP DU VIEUX MONTREAL</text:p>
          </table:table-cell>
          <table:table-cell table:style-name="ce6" office:value-type="string" calcext:value-type="string">
            <text:p>970817</text:p>
          </table:table-cell>
          <table:table-cell table:style-name="ce7" office:value-type="float" office:value="41808" calcext:value-type="float">
            <text:p>18/06/14</text:p>
          </table:table-cell>
          <table:table-cell table:style-name="ce9" office:value-type="float" office:value="4978.11" calcext:value-type="float">
            <text:p>4 978,1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QUETTE &amp; ASSOCIES, HUISSIERS DE JUSTICE</text:p>
          </table:table-cell>
          <table:table-cell table:style-name="ce6" office:value-type="string" calcext:value-type="string">
            <text:p>936816</text:p>
          </table:table-cell>
          <table:table-cell table:style-name="ce7" office:value-type="float" office:value="41801" calcext:value-type="float">
            <text:p>11/06/14</text:p>
          </table:table-cell>
          <table:table-cell table:style-name="ce9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AQUAM SPECIALISTE AQUATIQUE INC.</text:p>
          </table:table-cell>
          <table:table-cell table:style-name="ce6" office:value-type="string" calcext:value-type="string">
            <text:p>967461</text:p>
          </table:table-cell>
          <table:table-cell table:style-name="ce7" office:value-type="float" office:value="41796" calcext:value-type="float">
            <text:p>06/06/14</text:p>
          </table:table-cell>
          <table:table-cell table:style-name="ce9" office:value-type="float" office:value="3224.51" calcext:value-type="float">
            <text:p>3 224,5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QUATECHNO SPECIALISTES AQUATIQUES INC.</text:p>
          </table:table-cell>
          <table:table-cell table:style-name="ce6" office:value-type="string" calcext:value-type="string">
            <text:p>972176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1711.23" calcext:value-type="float">
            <text:p>1 711,23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2177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1283.42" calcext:value-type="float">
            <text:p>1 283,42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LEGE JEAN-DE-BREBEUF</text:p>
          </table:table-cell>
          <table:table-cell table:style-name="ce6" office:value-type="string" calcext:value-type="string">
            <text:p>971894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435.58" calcext:value-type="float">
            <text:p>435,5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6" office:value-type="string" calcext:value-type="string">
            <text:p>971896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22.82" calcext:value-type="float">
            <text:p>22,8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RAPPIER, GENEVIEVE</text:p>
          </table:table-cell>
          <table:table-cell table:style-name="ce6" office:value-type="string" calcext:value-type="string">
            <text:p>972111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66.94" calcext:value-type="float">
            <text:p>66,9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LES ENTREPRISES DE CONSTRUCTION PROFIL INC.</text:p>
          </table:table-cell>
          <table:table-cell table:style-name="ce6" office:value-type="string" calcext:value-type="string">
            <text:p>966696</text:p>
          </table:table-cell>
          <table:table-cell table:style-name="ce7" office:value-type="float" office:value="41794" calcext:value-type="float">
            <text:p>04/06/14</text:p>
          </table:table-cell>
          <table:table-cell table:style-name="ce9" office:value-type="float" office:value="566.59" calcext:value-type="float">
            <text:p>566,5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6" office:value-type="string" calcext:value-type="string">
            <text:p>967062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761.46" calcext:value-type="float">
            <text:p>761,46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7107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679.23" calcext:value-type="float">
            <text:p>679,2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S TECHNOLOGIES ACTION URGENCE</text:p>
          </table:table-cell>
          <table:table-cell table:style-name="ce6" office:value-type="string" calcext:value-type="string">
            <text:p>966203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3897.86" calcext:value-type="float">
            <text:p>3 897,8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YLPROTEC INC.</text:p>
          </table:table-cell>
          <table:table-cell table:style-name="ce6" office:value-type="string" calcext:value-type="string">
            <text:p>967805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1035.8" calcext:value-type="float">
            <text:p>1 035,8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6" office:value-type="string" calcext:value-type="string">
            <text:p>967849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2039.73" calcext:value-type="float">
            <text:p>2 039,7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PNEUS METROPOLITAINS INC.</text:p>
          </table:table-cell>
          <table:table-cell table:style-name="ce6" office:value-type="string" calcext:value-type="string">
            <text:p>970762</text:p>
          </table:table-cell>
          <table:table-cell table:style-name="ce7" office:value-type="float" office:value="41808" calcext:value-type="float">
            <text:p>18/06/14</text:p>
          </table:table-cell>
          <table:table-cell table:style-name="ce9" office:value-type="float" office:value="3979.38" calcext:value-type="float">
            <text:p>3 979,38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MORQUES SYLMAR INC</text:p>
          </table:table-cell>
          <table:table-cell table:style-name="ce6" office:value-type="string" calcext:value-type="string">
            <text:p>968781</text:p>
          </table:table-cell>
          <table:table-cell table:style-name="ce7" office:value-type="float" office:value="41801" calcext:value-type="float">
            <text:p>11/06/14</text:p>
          </table:table-cell>
          <table:table-cell table:style-name="ce9" office:value-type="float" office:value="894.76" calcext:value-type="float">
            <text:p>894,76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CANADIAN TIRE</text:p>
          </table:table-cell>
          <table:table-cell table:style-name="ce6" office:value-type="string" calcext:value-type="string">
            <text:p>970367</text:p>
          </table:table-cell>
          <table:table-cell table:style-name="ce7" office:value-type="float" office:value="41807" calcext:value-type="float">
            <text:p>17/06/14</text:p>
          </table:table-cell>
          <table:table-cell table:style-name="ce9" office:value-type="float" office:value="82.93" calcext:value-type="float">
            <text:p>82,9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COLAIRE DE MONTREAL (CSDM)</text:p>
          </table:table-cell>
          <table:table-cell table:style-name="ce6" office:value-type="string" calcext:value-type="string">
            <text:p>970700</text:p>
          </table:table-cell>
          <table:table-cell table:style-name="ce7" office:value-type="float" office:value="41808" calcext:value-type="float">
            <text:p>18/06/14</text:p>
          </table:table-cell>
          <table:table-cell table:style-name="ce9" office:value-type="float" office:value="7305.38" calcext:value-type="float">
            <text:p>7 305,38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1055</text:p>
          </table:table-cell>
          <table:table-cell table:style-name="ce7" office:value-type="float" office:value="41808" calcext:value-type="float">
            <text:p>18/06/14</text:p>
          </table:table-cell>
          <table:table-cell table:style-name="ce9" office:value-type="float" office:value="243.82" calcext:value-type="float">
            <text:p>243,82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YLPROTEC INC.</text:p>
          </table:table-cell>
          <table:table-cell table:style-name="ce6" office:value-type="string" calcext:value-type="string">
            <text:p>972178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1428.01" calcext:value-type="float">
            <text:p>1 428,0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CPU DESIGN INC.</text:p>
          </table:table-cell>
          <table:table-cell table:style-name="ce6" office:value-type="string" calcext:value-type="string">
            <text:p>965944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552.52" calcext:value-type="float">
            <text:p>552,52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ALBERT VIAU DIVISION EMCO CORPORATION</text:p>
          </table:table-cell>
          <table:table-cell table:style-name="ce6" office:value-type="string" calcext:value-type="string">
            <text:p>967467</text:p>
          </table:table-cell>
          <table:table-cell table:style-name="ce7" office:value-type="float" office:value="41796" calcext:value-type="float">
            <text:p>06/06/14</text:p>
          </table:table-cell>
          <table:table-cell table:style-name="ce9" office:value-type="float" office:value="1290.98" calcext:value-type="float">
            <text:p>1 290,98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TON BRUNET LTEE</text:p>
          </table:table-cell>
          <table:table-cell table:style-name="ce6" office:value-type="string" calcext:value-type="string">
            <text:p>959313</text:p>
          </table:table-cell>
          <table:table-cell table:style-name="ce7" office:value-type="float" office:value="41801" calcext:value-type="float">
            <text:p>11/06/14</text:p>
          </table:table-cell>
          <table:table-cell table:style-name="ce9" office:value-type="float" office:value="591.54" calcext:value-type="float">
            <text:p>591,5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SERVICES PARTAGES DU QUEBEC</text:p>
          </table:table-cell>
          <table:table-cell table:style-name="ce6" office:value-type="string" calcext:value-type="string">
            <text:p>966109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865.4" calcext:value-type="float">
            <text:p>865,40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3063</text:p>
          </table:table-cell>
          <table:table-cell table:style-name="ce7" office:value-type="float" office:value="41817" calcext:value-type="float">
            <text:p>27/06/14</text:p>
          </table:table-cell>
          <table:table-cell table:style-name="ce9" office:value-type="float" office:value="820.66" calcext:value-type="float">
            <text:p>820,66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ECH LTEE</text:p>
          </table:table-cell>
          <table:table-cell table:style-name="ce6" office:value-type="string" calcext:value-type="string">
            <text:p>970995</text:p>
          </table:table-cell>
          <table:table-cell table:style-name="ce7" office:value-type="float" office:value="41808" calcext:value-type="float">
            <text:p>18/06/14</text:p>
          </table:table-cell>
          <table:table-cell table:style-name="ce9" office:value-type="float" office:value="2395.72" calcext:value-type="float">
            <text:p>2 395,72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6" office:value-type="string" calcext:value-type="string">
            <text:p>971824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22.82" calcext:value-type="float">
            <text:p>22,8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6" office:value-type="string" calcext:value-type="string">
            <text:p>967681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720.27" calcext:value-type="float">
            <text:p>720,2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2452</text:p>
          </table:table-cell>
          <table:table-cell table:style-name="ce7" office:value-type="float" office:value="41815" calcext:value-type="float">
            <text:p>25/06/14</text:p>
          </table:table-cell>
          <table:table-cell table:style-name="ce9" office:value-type="float" office:value="25.93" calcext:value-type="float">
            <text:p>25,93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O-QUARTIER NDG</text:p>
          </table:table-cell>
          <table:table-cell table:style-name="ce6" office:value-type="string" calcext:value-type="string">
            <text:p>969718</text:p>
          </table:table-cell>
          <table:table-cell table:style-name="ce7" office:value-type="float" office:value="41806" calcext:value-type="float">
            <text:p>16/06/14</text:p>
          </table:table-cell>
          <table:table-cell table:style-name="ce9" office:value-type="float" office:value="160" calcext:value-type="float">
            <text:p>160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VIROSERVICES INC</text:p>
          </table:table-cell>
          <table:table-cell table:style-name="ce6" office:value-type="string" calcext:value-type="string">
            <text:p>957549</text:p>
          </table:table-cell>
          <table:table-cell table:style-name="ce7" office:value-type="float" office:value="41802" calcext:value-type="float">
            <text:p>12/06/14</text:p>
          </table:table-cell>
          <table:table-cell table:style-name="ce9" office:value-type="float" office:value="6145.91" calcext:value-type="float">
            <text:p>6 145,9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6" office:value-type="string" calcext:value-type="string">
            <text:p>968766</text:p>
          </table:table-cell>
          <table:table-cell table:style-name="ce7" office:value-type="float" office:value="41801" calcext:value-type="float">
            <text:p>11/06/14</text:p>
          </table:table-cell>
          <table:table-cell table:style-name="ce9" office:value-type="float" office:value="59.62" calcext:value-type="float">
            <text:p>59,6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1479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703.8" calcext:value-type="float">
            <text:p>703,80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AN GUGLIA &amp; FILS ENR.</text:p>
          </table:table-cell>
          <table:table-cell table:style-name="ce6" office:value-type="string" calcext:value-type="string">
            <text:p>970676</text:p>
          </table:table-cell>
          <table:table-cell table:style-name="ce7" office:value-type="float" office:value="41808" calcext:value-type="float">
            <text:p>18/06/14</text:p>
          </table:table-cell>
          <table:table-cell table:style-name="ce9" office:value-type="float" office:value="493.23" calcext:value-type="float">
            <text:p>493,2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1602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487.34" calcext:value-type="float">
            <text:p>487,3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BRADOR LAURENTIENNE</text:p>
          </table:table-cell>
          <table:table-cell table:style-name="ce6" office:value-type="string" calcext:value-type="string">
            <text:p>967469</text:p>
          </table:table-cell>
          <table:table-cell table:style-name="ce7" office:value-type="float" office:value="41796" calcext:value-type="float">
            <text:p>06/06/14</text:p>
          </table:table-cell>
          <table:table-cell table:style-name="ce9" office:value-type="float" office:value="420" calcext:value-type="float">
            <text:p>420,00</text:p>
          </table:table-cell>
          <table:table-cell/>
          <table:table-cell office:value-type="string" calcext:value-type="string">
            <text:p>EAU POTA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GAMMA INC.</text:p>
          </table:table-cell>
          <table:table-cell table:style-name="ce6" office:value-type="string" calcext:value-type="string">
            <text:p>970675</text:p>
          </table:table-cell>
          <table:table-cell table:style-name="ce7" office:value-type="float" office:value="41817" calcext:value-type="float">
            <text:p>27/06/14</text:p>
          </table:table-cell>
          <table:table-cell table:style-name="ce9" office:value-type="float" office:value="46.67" calcext:value-type="float">
            <text:p>46,67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1975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170.1" calcext:value-type="float">
            <text:p>170,10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2283</text:p>
          </table:table-cell>
          <table:table-cell table:style-name="ce7" office:value-type="float" office:value="41817" calcext:value-type="float">
            <text:p>27/06/14</text:p>
          </table:table-cell>
          <table:table-cell table:style-name="ce9" office:value-type="float" office:value="46.67" calcext:value-type="float">
            <text:p>46,67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CHINERIE PLUS LTEE</text:p>
          </table:table-cell>
          <table:table-cell table:style-name="ce6" office:value-type="string" calcext:value-type="string">
            <text:p>966950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497.81" calcext:value-type="float">
            <text:p>497,81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PEAUSEIDON EAU DE SOURCE NATURELLE</text:p>
          </table:table-cell>
          <table:table-cell table:style-name="ce6" office:value-type="string" calcext:value-type="string">
            <text:p>919259</text:p>
          </table:table-cell>
          <table:table-cell table:style-name="ce7" office:value-type="float" office:value="41816" calcext:value-type="float">
            <text:p>26/06/14</text:p>
          </table:table-cell>
          <table:table-cell table:style-name="ce9" office:value-type="float" office:value="200" calcext:value-type="float">
            <text:p>200,00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PINIERE A. MUCCI INC.</text:p>
          </table:table-cell>
          <table:table-cell table:style-name="ce6" office:value-type="string" calcext:value-type="string">
            <text:p>969986</text:p>
          </table:table-cell>
          <table:table-cell table:style-name="ce7" office:value-type="float" office:value="41807" calcext:value-type="float">
            <text:p>17/06/14</text:p>
          </table:table-cell>
          <table:table-cell table:style-name="ce9" office:value-type="float" office:value="3111.32" calcext:value-type="float">
            <text:p>3 111,32</text:p>
          </table:table-cell>
          <table:table-cell/>
          <table:table-cell office:value-type="string" calcext:value-type="string">
            <text:p>ACHAT DE TER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NCAILLERIE J. CARRIER INC</text:p>
          </table:table-cell>
          <table:table-cell table:style-name="ce6" office:value-type="string" calcext:value-type="string">
            <text:p>969786</text:p>
          </table:table-cell>
          <table:table-cell table:style-name="ce7" office:value-type="float" office:value="41806" calcext:value-type="float">
            <text:p>16/06/14</text:p>
          </table:table-cell>
          <table:table-cell table:style-name="ce9" office:value-type="float" office:value="65.84" calcext:value-type="float">
            <text:p>65,8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ÉNO-DÉPÔT</text:p>
          </table:table-cell>
          <table:table-cell table:style-name="ce6" office:value-type="string" calcext:value-type="string">
            <text:p>968334</text:p>
          </table:table-cell>
          <table:table-cell table:style-name="ce7" office:value-type="float" office:value="41800" calcext:value-type="float">
            <text:p>10/06/14</text:p>
          </table:table-cell>
          <table:table-cell table:style-name="ce9" office:value-type="float" office:value="356.76" calcext:value-type="float">
            <text:p>356,7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8785</text:p>
          </table:table-cell>
          <table:table-cell table:style-name="ce7" office:value-type="float" office:value="41801" calcext:value-type="float">
            <text:p>11/06/14</text:p>
          </table:table-cell>
          <table:table-cell table:style-name="ce9" office:value-type="float" office:value="248.78" calcext:value-type="float">
            <text:p>248,78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MAX INC</text:p>
          </table:table-cell>
          <table:table-cell table:style-name="ce6" office:value-type="string" calcext:value-type="string">
            <text:p>919254</text:p>
          </table:table-cell>
          <table:table-cell table:style-name="ce7" office:value-type="float" office:value="41801" calcext:value-type="float">
            <text:p>11/06/14</text:p>
          </table:table-cell>
          <table:table-cell table:style-name="ce9" office:value-type="float" office:value="103.71" calcext:value-type="float">
            <text:p>103,71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NALISATION ROUTIERE DU QUEBEC INC.</text:p>
          </table:table-cell>
          <table:table-cell table:style-name="ce6" office:value-type="string" calcext:value-type="string">
            <text:p>968159</text:p>
          </table:table-cell>
          <table:table-cell table:style-name="ce7" office:value-type="float" office:value="41800" calcext:value-type="float">
            <text:p>10/06/14</text:p>
          </table:table-cell>
          <table:table-cell table:style-name="ce9" office:value-type="float" office:value="1768.68" calcext:value-type="float">
            <text:p>1 768,6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6" office:value-type="string" calcext:value-type="string">
            <text:p>967843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574.1" calcext:value-type="float">
            <text:p>574,10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9422</text:p>
          </table:table-cell>
          <table:table-cell table:style-name="ce7" office:value-type="float" office:value="41803" calcext:value-type="float">
            <text:p>13/06/14</text:p>
          </table:table-cell>
          <table:table-cell table:style-name="ce9" office:value-type="float" office:value="2349.03" calcext:value-type="float">
            <text:p>2 349,0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1817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336.02" calcext:value-type="float">
            <text:p>336,0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6" office:value-type="string" calcext:value-type="string">
            <text:p>969668</text:p>
          </table:table-cell>
          <table:table-cell table:style-name="ce7" office:value-type="float" office:value="41806" calcext:value-type="float">
            <text:p>16/06/14</text:p>
          </table:table-cell>
          <table:table-cell table:style-name="ce9" office:value-type="float" office:value="180.87" calcext:value-type="float">
            <text:p>180,87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6" office:value-type="string" calcext:value-type="string">
            <text:p>971601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301.92" calcext:value-type="float">
            <text:p>301,9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1603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205.22" calcext:value-type="float">
            <text:p>205,2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TED RENTALS DU CANADA</text:p>
          </table:table-cell>
          <table:table-cell table:style-name="ce6" office:value-type="string" calcext:value-type="string">
            <text:p>966975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889.73" calcext:value-type="float">
            <text:p>889,73</text:p>
          </table:table-cell>
          <table:table-cell/>
          <table:table-cell office:value-type="string" calcext:value-type="string">
            <text:p>LOC. VÉHICULES-OUTILLAGE-EQUIP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ARIAN, MORIS</text:p>
          </table:table-cell>
          <table:table-cell office:value-type="string" calcext:value-type="string">
            <text:p>BELANGER, PIERRE</text:p>
          </table:table-cell>
          <table:table-cell table:style-name="ce6" office:value-type="string" calcext:value-type="string">
            <text:p>966034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107.8" calcext:value-type="float">
            <text:p>107,8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RKAYLY-5 INC.</text:p>
          </table:table-cell>
          <table:table-cell table:style-name="ce6" office:value-type="string" calcext:value-type="string">
            <text:p>965562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989.55" calcext:value-type="float">
            <text:p>989,55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ULT DRAIN</text:p>
          </table:table-cell>
          <table:table-cell table:style-name="ce6" office:value-type="string" calcext:value-type="string">
            <text:p>940510</text:p>
          </table:table-cell>
          <table:table-cell table:style-name="ce7" office:value-type="float" office:value="41802" calcext:value-type="float">
            <text:p>12/06/14</text:p>
          </table:table-cell>
          <table:table-cell table:style-name="ce9" office:value-type="float" office:value="2304.45" calcext:value-type="float">
            <text:p>2 304,4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USSURES BELMONT INC</text:p>
          </table:table-cell>
          <table:table-cell table:style-name="ce6" office:value-type="string" calcext:value-type="string">
            <text:p>967463</text:p>
          </table:table-cell>
          <table:table-cell table:style-name="ce7" office:value-type="float" office:value="41796" calcext:value-type="float">
            <text:p>06/06/14</text:p>
          </table:table-cell>
          <table:table-cell table:style-name="ce9" office:value-type="float" office:value="181.44" calcext:value-type="float">
            <text:p>181,44</text:p>
          </table:table-cell>
          <table:table-cell/>
          <table:table-cell office:value-type="string" calcext:value-type="string">
            <text:p>VÊTEMENTS-CHAUSSURES-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NY TREMBLAY SOUDURE ENR.</text:p>
          </table:table-cell>
          <table:table-cell table:style-name="ce6" office:value-type="string" calcext:value-type="string">
            <text:p>965554</text:p>
          </table:table-cell>
          <table:table-cell table:style-name="ce7" office:value-type="float" office:value="41796" calcext:value-type="float">
            <text:p>06/06/14</text:p>
          </table:table-cell>
          <table:table-cell table:style-name="ce9" office:value-type="float" office:value="141.05" calcext:value-type="float">
            <text:p>141,0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VELOTECH INC.</text:p>
          </table:table-cell>
          <table:table-cell table:style-name="ce6" office:value-type="string" calcext:value-type="string">
            <text:p>967170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1703.44" calcext:value-type="float">
            <text:p>1 703,4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RCULES SLR INC</text:p>
          </table:table-cell>
          <table:table-cell table:style-name="ce6" office:value-type="string" calcext:value-type="string">
            <text:p>967479</text:p>
          </table:table-cell>
          <table:table-cell table:style-name="ce7" office:value-type="float" office:value="41796" calcext:value-type="float">
            <text:p>06/06/14</text:p>
          </table:table-cell>
          <table:table-cell table:style-name="ce9" office:value-type="float" office:value="959.33" calcext:value-type="float">
            <text:p>959,3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MAISON DU PEINTRE</text:p>
          </table:table-cell>
          <table:table-cell table:style-name="ce6" office:value-type="string" calcext:value-type="string">
            <text:p>919258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51.54" calcext:value-type="float">
            <text:p>51,5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HEWITT INC</text:p>
          </table:table-cell>
          <table:table-cell table:style-name="ce6" office:value-type="string" calcext:value-type="string">
            <text:p>965790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874.28" calcext:value-type="float">
            <text:p>874,28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PG REVETEMENTS ARCHITECTURAUX CANADA INC.</text:p>
          </table:table-cell>
          <table:table-cell table:style-name="ce6" office:value-type="string" calcext:value-type="string">
            <text:p>919257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414.99" calcext:value-type="float">
            <text:p>414,99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6" office:value-type="string" calcext:value-type="string">
            <text:p>967488</text:p>
          </table:table-cell>
          <table:table-cell table:style-name="ce7" office:value-type="float" office:value="41796" calcext:value-type="float">
            <text:p>06/06/14</text:p>
          </table:table-cell>
          <table:table-cell table:style-name="ce9" office:value-type="float" office:value="1166.59" calcext:value-type="float">
            <text:p>1 166,5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6" office:value-type="string" calcext:value-type="string">
            <text:p>967486</text:p>
          </table:table-cell>
          <table:table-cell table:style-name="ce7" office:value-type="float" office:value="41796" calcext:value-type="float">
            <text:p>06/06/14</text:p>
          </table:table-cell>
          <table:table-cell table:style-name="ce9" office:value-type="float" office:value="30.6" calcext:value-type="float">
            <text:p>30,6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BOO! DESIGN INC.</text:p>
          </table:table-cell>
          <table:table-cell table:style-name="ce6" office:value-type="string" calcext:value-type="string">
            <text:p>971841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2592.77" calcext:value-type="float">
            <text:p>2 592,77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2836</text:p>
          </table:table-cell>
          <table:table-cell table:style-name="ce7" office:value-type="float" office:value="41816" calcext:value-type="float">
            <text:p>26/06/14</text:p>
          </table:table-cell>
          <table:table-cell table:style-name="ce9" office:value-type="float" office:value="373.36" calcext:value-type="float">
            <text:p>373,3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UTIN, PIERRE</text:p>
          </table:table-cell>
          <table:table-cell table:style-name="ce6" office:value-type="string" calcext:value-type="string">
            <text:p>971462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1474.73" calcext:value-type="float">
            <text:p>1 474,73</text:p>
          </table:table-cell>
          <table:table-cell/>
          <table:table-cell office:value-type="string" calcext:value-type="string">
            <text:p>DÉPENSES DE FON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UNICATION DEMO INC.</text:p>
          </table:table-cell>
          <table:table-cell table:style-name="ce6" office:value-type="string" calcext:value-type="string">
            <text:p>971851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311.13" calcext:value-type="float">
            <text:p>311,13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ABS INC.</text:p>
          </table:table-cell>
          <table:table-cell table:style-name="ce6" office:value-type="string" calcext:value-type="string">
            <text:p>966380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7871.64" calcext:value-type="float">
            <text:p>7 871,64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RIMERIE NORECOB INC.</text:p>
          </table:table-cell>
          <table:table-cell table:style-name="ce6" office:value-type="string" calcext:value-type="string">
            <text:p>953997</text:p>
          </table:table-cell>
          <table:table-cell table:style-name="ce7" office:value-type="float" office:value="41796" calcext:value-type="float">
            <text:p>06/06/14</text:p>
          </table:table-cell>
          <table:table-cell table:style-name="ce9" office:value-type="float" office:value="29134.72" calcext:value-type="float">
            <text:p>29 134,7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JULIE-BLANCHE VANDENBROUCQUE</text:p>
          </table:table-cell>
          <table:table-cell table:style-name="ce6" office:value-type="string" calcext:value-type="string">
            <text:p>971822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400" calcext:value-type="float">
            <text:p>400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BOITE - ARCHITECTURE DESIGN INC.</text:p>
          </table:table-cell>
          <table:table-cell table:style-name="ce6" office:value-type="string" calcext:value-type="string">
            <text:p>966816</text:p>
          </table:table-cell>
          <table:table-cell table:style-name="ce7" office:value-type="float" office:value="41794" calcext:value-type="float">
            <text:p>04/06/14</text:p>
          </table:table-cell>
          <table:table-cell table:style-name="ce9" office:value-type="float" office:value="14104.66" calcext:value-type="float">
            <text:p>14 104,66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NTREPRISES DE CONSTRUCTION PROFIL INC.</text:p>
          </table:table-cell>
          <table:table-cell table:style-name="ce6" office:value-type="string" calcext:value-type="string">
            <text:p>960250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22023.82" calcext:value-type="float">
            <text:p>22 023,8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0483</text:p>
          </table:table-cell>
          <table:table-cell table:style-name="ce7" office:value-type="float" office:value="41807" calcext:value-type="float">
            <text:p>17/06/14</text:p>
          </table:table-cell>
          <table:table-cell table:style-name="ce9" office:value-type="float" office:value="6991.14" calcext:value-type="float">
            <text:p>6 991,14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UIS ETIENNE DORE</text:p>
          </table:table-cell>
          <table:table-cell table:style-name="ce6" office:value-type="string" calcext:value-type="string">
            <text:p>972870</text:p>
          </table:table-cell>
          <table:table-cell table:style-name="ce7" office:value-type="float" office:value="41816" calcext:value-type="float">
            <text:p>26/06/14</text:p>
          </table:table-cell>
          <table:table-cell table:style-name="ce9" office:value-type="float" office:value="207.42" calcext:value-type="float">
            <text:p>207,4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CHAND HOULE &amp; ASSOCIES INC</text:p>
          </table:table-cell>
          <table:table-cell table:style-name="ce6" office:value-type="string" calcext:value-type="string">
            <text:p>941030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2074.21" calcext:value-type="float">
            <text:p>2 074,21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LC <text:s/>ASSOCIES INC.</text:p>
          </table:table-cell>
          <table:table-cell table:style-name="ce6" office:value-type="string" calcext:value-type="string">
            <text:p>932712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7052.33" calcext:value-type="float">
            <text:p>7 052,33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6" office:value-type="string" calcext:value-type="string">
            <text:p>971400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21.58" calcext:value-type="float">
            <text:p>21,5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CHAUSSURES BELMONT INC</text:p>
          </table:table-cell>
          <table:table-cell table:style-name="ce6" office:value-type="string" calcext:value-type="string">
            <text:p>965750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148.26" calcext:value-type="float">
            <text:p>148,26</text:p>
          </table:table-cell>
          <table:table-cell/>
          <table:table-cell office:value-type="string" calcext:value-type="string">
            <text:p>VÊTEMENTS-CHAUSSURES-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PU DESIGN INC.</text:p>
          </table:table-cell>
          <table:table-cell table:style-name="ce6" office:value-type="string" calcext:value-type="string">
            <text:p>971587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569.94" calcext:value-type="float">
            <text:p>569,94</text:p>
          </table:table-cell>
          <table:table-cell/>
          <table:table-cell office:value-type="string" calcext:value-type="string">
            <text:p>LOCATION AMEUBLEMENT-EQUIP.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S BMB 1985 SEC</text:p>
          </table:table-cell>
          <table:table-cell table:style-name="ce6" office:value-type="string" calcext:value-type="string">
            <text:p>970734</text:p>
          </table:table-cell>
          <table:table-cell table:style-name="ce7" office:value-type="float" office:value="41808" calcext:value-type="float">
            <text:p>18/06/14</text:p>
          </table:table-cell>
          <table:table-cell table:style-name="ce9" office:value-type="float" office:value="1558.26" calcext:value-type="float">
            <text:p>1 558,26</text:p>
          </table:table-cell>
          <table:table-cell/>
          <table:table-cell office:value-type="string" calcext:value-type="string">
            <text:p>AGRÉGATS ET MATÉRIAUX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VA BAER</text:p>
          </table:table-cell>
          <table:table-cell table:style-name="ce6" office:value-type="string" calcext:value-type="string">
            <text:p>969831</text:p>
          </table:table-cell>
          <table:table-cell table:style-name="ce7" office:value-type="float" office:value="41806" calcext:value-type="float">
            <text:p>16/06/14</text:p>
          </table:table-cell>
          <table:table-cell table:style-name="ce9" office:value-type="float" office:value="85" calcext:value-type="float">
            <text:p>85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CO INC.</text:p>
          </table:table-cell>
          <table:table-cell table:style-name="ce6" office:value-type="string" calcext:value-type="string">
            <text:p>967139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813.09" calcext:value-type="float">
            <text:p>813,09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6" office:value-type="string" calcext:value-type="string">
            <text:p>965708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593.91" calcext:value-type="float">
            <text:p>593,91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5720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1326.46" calcext:value-type="float">
            <text:p>1 326,4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1591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88.26" calcext:value-type="float">
            <text:p>88,26</text:p>
          </table:table-cell>
          <table:table-cell/>
          <table:table-cell office:value-type="string" calcext:value-type="string">
            <text:p>ENT. RÉP. VÉH.-OUT,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BRADOR LAURENTIENNE</text:p>
          </table:table-cell>
          <table:table-cell table:style-name="ce6" office:value-type="string" calcext:value-type="string">
            <text:p>967156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411" calcext:value-type="float">
            <text:p>411,00</text:p>
          </table:table-cell>
          <table:table-cell/>
          <table:table-cell office:value-type="string" calcext:value-type="string">
            <text:p>EAU POTA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 GROUPE J.S.V. INC</text:p>
          </table:table-cell>
          <table:table-cell table:style-name="ce6" office:value-type="string" calcext:value-type="string">
            <text:p>972419</text:p>
          </table:table-cell>
          <table:table-cell table:style-name="ce7" office:value-type="float" office:value="41815" calcext:value-type="float">
            <text:p>25/06/14</text:p>
          </table:table-cell>
          <table:table-cell table:style-name="ce9" office:value-type="float" office:value="58.49" calcext:value-type="float">
            <text:p>58,49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ISTRE DES FINANCES</text:p>
          </table:table-cell>
          <table:table-cell table:style-name="ce6" office:value-type="string" calcext:value-type="string">
            <text:p>967946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175" calcext:value-type="float">
            <text:p>175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PINIERE POUCE-VERT</text:p>
          </table:table-cell>
          <table:table-cell table:style-name="ce6" office:value-type="string" calcext:value-type="string">
            <text:p>969990</text:p>
          </table:table-cell>
          <table:table-cell table:style-name="ce7" office:value-type="float" office:value="41807" calcext:value-type="float">
            <text:p>17/06/14</text:p>
          </table:table-cell>
          <table:table-cell table:style-name="ce9" office:value-type="float" office:value="1924.19" calcext:value-type="float">
            <text:p>1 924,19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6" office:value-type="string" calcext:value-type="string">
            <text:p>967176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962.2" calcext:value-type="float">
            <text:p>962,20</text:p>
          </table:table-cell>
          <table:table-cell/>
          <table:table-cell office:value-type="string" calcext:value-type="string">
            <text:p>VÊTEMENTS-CHAUSSURES-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2297</text:p>
          </table:table-cell>
          <table:table-cell table:style-name="ce7" office:value-type="float" office:value="41815" calcext:value-type="float">
            <text:p>25/06/14</text:p>
          </table:table-cell>
          <table:table-cell table:style-name="ce9" office:value-type="float" office:value="998.94" calcext:value-type="float">
            <text:p>998,94</text:p>
          </table:table-cell>
          <table:table-cell/>
          <table:table-cell office:value-type="string" calcext:value-type="string">
            <text:p>VÊTEMENTS-CHAUSSURES-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2308</text:p>
          </table:table-cell>
          <table:table-cell table:style-name="ce7" office:value-type="float" office:value="41815" calcext:value-type="float">
            <text:p>25/06/14</text:p>
          </table:table-cell>
          <table:table-cell table:style-name="ce9" office:value-type="float" office:value="360.47" calcext:value-type="float">
            <text:p>360,47</text:p>
          </table:table-cell>
          <table:table-cell/>
          <table:table-cell office:value-type="string" calcext:value-type="string">
            <text:p>VÊTEMENTS-CHAUSSURES-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2327</text:p>
          </table:table-cell>
          <table:table-cell table:style-name="ce7" office:value-type="float" office:value="41815" calcext:value-type="float">
            <text:p>25/06/14</text:p>
          </table:table-cell>
          <table:table-cell table:style-name="ce9" office:value-type="float" office:value="1161.26" calcext:value-type="float">
            <text:p>1 161,26</text:p>
          </table:table-cell>
          <table:table-cell/>
          <table:table-cell office:value-type="string" calcext:value-type="string">
            <text:p>VÊTEMENTS-CHAUSSURES-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NSON EQUIPMENT (QUEBEC) INC.</text:p>
          </table:table-cell>
          <table:table-cell table:style-name="ce6" office:value-type="string" calcext:value-type="string">
            <text:p>972449</text:p>
          </table:table-cell>
          <table:table-cell table:style-name="ce7" office:value-type="float" office:value="41815" calcext:value-type="float">
            <text:p>25/06/14</text:p>
          </table:table-cell>
          <table:table-cell table:style-name="ce9" office:value-type="float" office:value="1105.89" calcext:value-type="float">
            <text:p>1 105,8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6" office:value-type="string" calcext:value-type="string">
            <text:p>965678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363.86" calcext:value-type="float">
            <text:p>363,86</text:p>
          </table:table-cell>
          <table:table-cell/>
          <table:table-cell office:value-type="string" calcext:value-type="string">
            <text:p>VÊTEMENTS-CHAUSSURES-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5728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332.29" calcext:value-type="float">
            <text:p>332,2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7134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158.78" calcext:value-type="float">
            <text:p>158,78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CUUM NATIONAL SM INC.</text:p>
          </table:table-cell>
          <table:table-cell table:style-name="ce6" office:value-type="string" calcext:value-type="string">
            <text:p>973115</text:p>
          </table:table-cell>
          <table:table-cell table:style-name="ce7" office:value-type="float" office:value="41817" calcext:value-type="float">
            <text:p>27/06/14</text:p>
          </table:table-cell>
          <table:table-cell table:style-name="ce9" office:value-type="float" office:value="2980.18" calcext:value-type="float">
            <text:p>2 980,1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SELEY CANADA INC</text:p>
          </table:table-cell>
          <table:table-cell table:style-name="ce6" office:value-type="string" calcext:value-type="string">
            <text:p>967147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126.53" calcext:value-type="float">
            <text:p>126,5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0782</text:p>
          </table:table-cell>
          <table:table-cell table:style-name="ce7" office:value-type="float" office:value="41808" calcext:value-type="float">
            <text:p>18/06/14</text:p>
          </table:table-cell>
          <table:table-cell table:style-name="ce9" office:value-type="float" office:value="1293.33" calcext:value-type="float">
            <text:p>1 293,3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2407</text:p>
          </table:table-cell>
          <table:table-cell table:style-name="ce7" office:value-type="float" office:value="41815" calcext:value-type="float">
            <text:p>25/06/14</text:p>
          </table:table-cell>
          <table:table-cell table:style-name="ce9" office:value-type="float" office:value="387.62" calcext:value-type="float">
            <text:p>387,6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CULTURAL ASSET MANAGEMENT GROUP</text:p>
          </table:table-cell>
          <table:table-cell table:style-name="ce6" office:value-type="string" calcext:value-type="string">
            <text:p>965649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741.97" calcext:value-type="float">
            <text:p>741,9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6" office:value-type="string" calcext:value-type="string">
            <text:p>969416</text:p>
          </table:table-cell>
          <table:table-cell table:style-name="ce7" office:value-type="float" office:value="41803" calcext:value-type="float">
            <text:p>13/06/14</text:p>
          </table:table-cell>
          <table:table-cell table:style-name="ce9" office:value-type="float" office:value="80.38" calcext:value-type="float">
            <text:p>80,38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3118</text:p>
          </table:table-cell>
          <table:table-cell table:style-name="ce7" office:value-type="float" office:value="41817" calcext:value-type="float">
            <text:p>27/06/14</text:p>
          </table:table-cell>
          <table:table-cell table:style-name="ce9" office:value-type="float" office:value="18.15" calcext:value-type="float">
            <text:p>18,15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VOST, MANON</text:p>
          </table:table-cell>
          <table:table-cell table:style-name="ce6" office:value-type="string" calcext:value-type="string">
            <text:p>973184</text:p>
          </table:table-cell>
          <table:table-cell table:style-name="ce7" office:value-type="float" office:value="41817" calcext:value-type="float">
            <text:p>27/06/14</text:p>
          </table:table-cell>
          <table:table-cell table:style-name="ce9" office:value-type="float" office:value="147.97" calcext:value-type="float">
            <text:p>147,9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CENTRE HOSPITALIER DE VERDUN</text:p>
          </table:table-cell>
          <table:table-cell table:style-name="ce6" office:value-type="string" calcext:value-type="string">
            <text:p>972024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41.48" calcext:value-type="float">
            <text:p>41,48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CENTRE PATRONAL DE SANTE ET SECURITE DU TRAVAIL DU QUEBEC (C P S S T Q )</text:p>
          </table:table-cell>
          <table:table-cell table:style-name="ce6" office:value-type="string" calcext:value-type="string">
            <text:p>971783</text:p>
          </table:table-cell>
          <table:table-cell table:style-name="ce7" office:value-type="float" office:value="41810" calcext:value-type="float">
            <text:p>20/06/14</text:p>
          </table:table-cell>
          <table:table-cell table:style-name="ce9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6" office:value-type="string" calcext:value-type="string">
            <text:p>968441</text:p>
          </table:table-cell>
          <table:table-cell table:style-name="ce7" office:value-type="float" office:value="41800" calcext:value-type="float">
            <text:p>10/06/14</text:p>
          </table:table-cell>
          <table:table-cell table:style-name="ce9" office:value-type="float" office:value="82.96" calcext:value-type="float">
            <text:p>82,96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DITIONS YVON BLAIS INC</text:p>
          </table:table-cell>
          <table:table-cell table:style-name="ce6" office:value-type="string" calcext:value-type="string">
            <text:p>962046</text:p>
          </table:table-cell>
          <table:table-cell table:style-name="ce7" office:value-type="float" office:value="41799" calcext:value-type="float">
            <text:p>09/06/14</text:p>
          </table:table-cell>
          <table:table-cell table:style-name="ce9" office:value-type="float" office:value="8.45" calcext:value-type="float">
            <text:p>8,45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UREEN FLYNN ARBITRE MEDIATRICE S.A.</text:p>
          </table:table-cell>
          <table:table-cell table:style-name="ce6" office:value-type="string" calcext:value-type="string">
            <text:p>972009</text:p>
          </table:table-cell>
          <table:table-cell table:style-name="ce7" office:value-type="float" office:value="41813" calcext:value-type="float">
            <text:p>23/06/14</text:p>
          </table:table-cell>
          <table:table-cell table:style-name="ce9" office:value-type="float" office:value="178.9" calcext:value-type="float">
            <text:p>178,9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CI, TEASDALE HUISSIERS DE JUSTICE INC.</text:p>
          </table:table-cell>
          <table:table-cell table:style-name="ce6" office:value-type="string" calcext:value-type="string">
            <text:p>965941</text:p>
          </table:table-cell>
          <table:table-cell table:style-name="ce7" office:value-type="float" office:value="41792" calcext:value-type="float">
            <text:p>02/06/14</text:p>
          </table:table-cell>
          <table:table-cell table:style-name="ce9" office:value-type="float" office:value="157.02" calcext:value-type="float">
            <text:p>157,02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SERVICES PROFESSIONNELS ET ADMINISTRATIFS DRUMMOND</text:p>
          </table:table-cell>
          <table:table-cell table:style-name="ce6" office:value-type="string" calcext:value-type="string">
            <text:p>971547</text:p>
          </table:table-cell>
          <table:table-cell table:style-name="ce7" office:value-type="float" office:value="41809" calcext:value-type="float">
            <text:p>19/06/14</text:p>
          </table:table-cell>
          <table:table-cell table:style-name="ce9" office:value-type="float" office:value="518.55" calcext:value-type="float">
            <text:p>518,55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BELL MEDIA INC.</text:p>
          </table:table-cell>
          <table:table-cell table:style-name="ce6" office:value-type="string" calcext:value-type="string">
            <text:p>966851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2592.77" calcext:value-type="float">
            <text:p>2 592,77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! DESIGN INC.</text:p>
          </table:table-cell>
          <table:table-cell table:style-name="ce6" office:value-type="string" calcext:value-type="string">
            <text:p>968137</text:p>
          </table:table-cell>
          <table:table-cell table:style-name="ce7" office:value-type="float" office:value="41800" calcext:value-type="float">
            <text:p>10/06/14</text:p>
          </table:table-cell>
          <table:table-cell table:style-name="ce9" office:value-type="float" office:value="181.49" calcext:value-type="float">
            <text:p>181,49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68151</text:p>
          </table:table-cell>
          <table:table-cell table:style-name="ce7" office:value-type="float" office:value="41800" calcext:value-type="float">
            <text:p>10/06/14</text:p>
          </table:table-cell>
          <table:table-cell table:style-name="ce9" office:value-type="float" office:value="129.64" calcext:value-type="float">
            <text:p>129,64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0307</text:p>
          </table:table-cell>
          <table:table-cell table:style-name="ce7" office:value-type="float" office:value="41807" calcext:value-type="float">
            <text:p>17/06/14</text:p>
          </table:table-cell>
          <table:table-cell table:style-name="ce9" office:value-type="float" office:value="129.64" calcext:value-type="float">
            <text:p>129,64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CEPT AUDIO VISUEL</text:p>
          </table:table-cell>
          <table:table-cell table:style-name="ce6" office:value-type="string" calcext:value-type="string">
            <text:p>968642</text:p>
          </table:table-cell>
          <table:table-cell table:style-name="ce7" office:value-type="float" office:value="41801" calcext:value-type="float">
            <text:p>11/06/14</text:p>
          </table:table-cell>
          <table:table-cell table:style-name="ce9" office:value-type="float" office:value="881.54" calcext:value-type="float">
            <text:p>881,54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6" office:value-type="string" calcext:value-type="string">
            <text:p>968989</text:p>
          </table:table-cell>
          <table:table-cell table:style-name="ce7" office:value-type="float" office:value="41802" calcext:value-type="float">
            <text:p>12/06/14</text:p>
          </table:table-cell>
          <table:table-cell table:style-name="ce9" office:value-type="float" office:value="10.89" calcext:value-type="float">
            <text:p>10,89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RESSION PARAGRAPH INC</text:p>
          </table:table-cell>
          <table:table-cell table:style-name="ce6" office:value-type="string" calcext:value-type="string">
            <text:p>968811</text:p>
          </table:table-cell>
          <table:table-cell table:style-name="ce7" office:value-type="float" office:value="41801" calcext:value-type="float">
            <text:p>11/06/14</text:p>
          </table:table-cell>
          <table:table-cell table:style-name="ce9" office:value-type="float" office:value="1140.82" calcext:value-type="float">
            <text:p>1 140,8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ERBROOKE-VALOIS INC.</text:p>
          </table:table-cell>
          <table:table-cell table:style-name="ce6" office:value-type="string" calcext:value-type="string">
            <text:p>969003</text:p>
          </table:table-cell>
          <table:table-cell table:style-name="ce7" office:value-type="float" office:value="41802" calcext:value-type="float">
            <text:p>12/06/14</text:p>
          </table:table-cell>
          <table:table-cell table:style-name="ce9" office:value-type="float" office:value="357.8" calcext:value-type="float">
            <text:p>357,80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CANADIENNE DES POSTES</text:p>
          </table:table-cell>
          <table:table-cell table:style-name="ce6" office:value-type="string" calcext:value-type="string">
            <text:p>966951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8246.12" calcext:value-type="float">
            <text:p>8 246,12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GAZETTE</text:p>
          </table:table-cell>
          <table:table-cell table:style-name="ce6" office:value-type="string" calcext:value-type="string">
            <text:p>966842</text:p>
          </table:table-cell>
          <table:table-cell table:style-name="ce7" office:value-type="float" office:value="41794" calcext:value-type="float">
            <text:p>04/06/14</text:p>
          </table:table-cell>
          <table:table-cell table:style-name="ce9" office:value-type="float" office:value="956.21" calcext:value-type="float">
            <text:p>956,21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office:value-type="string" calcext:value-type="string">
            <text:p>CENTRE DE SERVICES PARTAGES DU QUEBEC</text:p>
          </table:table-cell>
          <table:table-cell table:style-name="ce6" office:value-type="string" calcext:value-type="string">
            <text:p>966104</text:p>
          </table:table-cell>
          <table:table-cell table:style-name="ce7" office:value-type="float" office:value="41793" calcext:value-type="float">
            <text:p>03/06/14</text:p>
          </table:table-cell>
          <table:table-cell table:style-name="ce9" office:value-type="float" office:value="325.79" calcext:value-type="float">
            <text:p>325,79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973060</text:p>
          </table:table-cell>
          <table:table-cell table:style-name="ce7" office:value-type="float" office:value="41817" calcext:value-type="float">
            <text:p>27/06/14</text:p>
          </table:table-cell>
          <table:table-cell table:style-name="ce9" office:value-type="float" office:value="339.91" calcext:value-type="float">
            <text:p>339,91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RIU</text:p>
          </table:table-cell>
          <table:table-cell table:style-name="ce6" office:value-type="string" calcext:value-type="string">
            <text:p>972338</text:p>
          </table:table-cell>
          <table:table-cell table:style-name="ce7" office:value-type="float" office:value="41815" calcext:value-type="float">
            <text:p>25/06/14</text:p>
          </table:table-cell>
          <table:table-cell table:style-name="ce9" office:value-type="float" office:value="1192.68" calcext:value-type="float">
            <text:p>1 192,68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ECES D'AUTOS LANDRY</text:p>
          </table:table-cell>
          <table:table-cell table:style-name="ce6" office:value-type="string" calcext:value-type="string">
            <text:p>966903</text:p>
          </table:table-cell>
          <table:table-cell table:style-name="ce7" office:value-type="float" office:value="41795" calcext:value-type="float">
            <text:p>05/06/14</text:p>
          </table:table-cell>
          <table:table-cell table:style-name="ce9" office:value-type="float" office:value="337.01" calcext:value-type="float">
            <text:p>337,01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FIC INNOVATION INC.</text:p>
          </table:table-cell>
          <table:table-cell table:style-name="ce6" office:value-type="string" calcext:value-type="string">
            <text:p>969761</text:p>
          </table:table-cell>
          <table:table-cell table:style-name="ce7" office:value-type="float" office:value="41806" calcext:value-type="float">
            <text:p>16/06/14</text:p>
          </table:table-cell>
          <table:table-cell table:style-name="ce10" office:value-type="float" office:value="1506.92" calcext:value-type="float">
            <text:p>1 506,9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 office:value-type="string" calcext:value-type="string">
            <text:p>TOTAL:</text:p>
          </table:table-cell>
          <table:table-cell table:style-name="ce11" table:formula="of:=SUM([.E11:.E194])" office:value-type="float" office:value="261987.26" calcext:value-type="float">
            <text:p>261 987,26</text:p>
          </table:table-cell>
          <table:table-cell table:number-columns-repeated="1019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par Fournisseur'.$A$1" table:cell-range-address="$'par Fournisseur'.$A$1:.$AMJ$10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loext:fill-character> </loext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loext:fill-character> </loext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3cm" fo:margin-left="0cm" fo:margin-right="0cm" style:first-page-number="continue" style:scale-to="9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8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Fournisseur" style:display-name="PageStyle_par Fournisseur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2" meta:object-count="0"/>
    <meta:generator>LibreOffice/4.3.1.2$Windows_x86 LibreOffice_project/958349dc3b25111dbca392fbc281a05559ef6848</meta:generator>
  </office:meta>
</office:document-meta>
</file>